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Title">
      <style:paragraph-properties fo:text-align="center" style:justify-single-word="false"/>
    </style:style>
    <style:style style:name="P5" style:family="paragraph" style:parent-style-name="Subtitle" style:master-page-name="Standard">
      <style:paragraph-properties style:page-number="1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style:text-underline-style="none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 text:name="_cwifnouy0czp"/><text:line-break/>Name:______________________<text:tab/><text:tab/><text:tab/><text:tab/><text:tab/>Date:____________</text:p>
      <text:p text:style-name="P4"><text:bookmark text:name="_7jrt7mqev3c1"/><text:span text:style-name="T1">Quiz - Sources of Data</text:span></text:p>
      <text:list xml:id="list3894222532" text:style-name="WWNum1">
        <text:list-item>
          <text:p text:style-name="P1"><text:span text:style-name="T2">What are the two main types of data collected?<text:line-break/><text:line-break/><text:line-break/><text:line-break/><text:line-break/><text:line-break/></text:span></text:p>
        </text:list-item>
        <text:list-item>
          <text:p text:style-name="P1"><text:span text:style-name="T2">What are some examples of Primary data?<text:line-break/></text:span></text:p>
        </text:list-item>
      </text:list>
      <text:p text:style-name="P3"><text:span text:style-name="T2"><text:line-break/><text:line-break/></text:span></text:p>
      <text:p text:style-name="P3"><text:span text:style-name="T2"><text:line-break/></text:span></text:p>
      <text:list xml:id="list84802331729661" text:continue-numbering="true" text:style-name="WWNum1">
        <text:list-item>
          <text:p text:style-name="P1"><text:span text:style-name="T2">What are some examples of Secondary data?<text:line-break/><text:line-break/></text:span></text:p>
        </text:list-item>
      </text:list>
      <text:p text:style-name="Subtitle"><text:bookmark text:name="_18kyqjnk3e1y"/></text:p>
      <text:p text:style-name="Subtitle"><text:bookmark text:name="_8qcaq2cwlvad"/><text:line-break/>Name:______________________<text:tab/><text:tab/><text:tab/><text:tab/><text:tab/>Date:____________</text:p>
      <text:p text:style-name="P4"><text:bookmark text:name="_yg4mhgtgz05u"/><text:span text:style-name="T1">Quiz - Sources of Data</text:span></text:p>
      <text:list xml:id="list35947260" text:style-name="WWNum2">
        <text:list-item>
          <text:p text:style-name="P2"><text:span text:style-name="T2">What are the two main types of data collected?<text:line-break/><text:line-break/><text:line-break/><text:line-break/><text:line-break/></text:span></text:p>
        </text:list-item>
        <text:list-item>
          <text:p text:style-name="P2"><text:span text:style-name="T2">What are some examples of Primary data?<text:line-break/><text:line-break/></text:span></text:p>
        </text:list-item>
      </text:list>
      <text:p text:style-name="P3"><text:span text:style-name="T2"><text:line-break/><text:line-break/><text:line-break/></text:span></text:p>
      <text:list xml:id="list84801035172878" text:continue-numbering="true" text:style-name="WWNum2">
        <text:list-item>
          <text:p text:style-name="P2"><text:span text:style-name="T2">What are some examples of Secondary data?<text:line-break/><text:line-break/></text:span></text:p>
        </text:list-item>
      </text:list>
      <text:p text:style-name="Subtitl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in" fo:margin-bottom="0.1in" fo:margin-left="0.5in" fo:margin-right="0.5in" fo:background-color="#ffffff" style:writing-mode="lr-tb" style:layout-grid-color="#c0c0c0" style:layout-grid-lines="2743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3" meta:word-count="66" meta:character-count="432" meta:non-whitespace-character-count="348"/>
    <meta:generator>LibreOfficeDev/6.0.5.2$Linux_X86_64 LibreOffice_project/</meta:generator>
  </office:meta>
</office:document-meta>
</file>